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378097" officeooo:paragraph-rsid="00378097"/>
    </style:style>
    <style:style style:name="P2" style:family="paragraph" style:parent-style-name="Standard">
      <style:text-properties officeooo:rsid="00378097" officeooo:paragraph-rsid="0038d191"/>
    </style:style>
    <style:style style:name="P3" style:family="paragraph" style:parent-style-name="Standard">
      <style:text-properties officeooo:rsid="0038c654" officeooo:paragraph-rsid="0038c654"/>
    </style:style>
    <style:style style:name="P4" style:family="paragraph" style:parent-style-name="Standard">
      <style:text-properties officeooo:rsid="0038c654" officeooo:paragraph-rsid="0038d191"/>
    </style:style>
    <style:style style:name="P5" style:family="paragraph" style:parent-style-name="Standard">
      <style:text-properties officeooo:rsid="00378097" officeooo:paragraph-rsid="00378097"/>
    </style:style>
    <style:style style:name="P6" style:family="paragraph" style:parent-style-name="Standard" style:list-style-name="L1">
      <style:text-properties officeooo:rsid="0038f798" officeooo:paragraph-rsid="0038f798"/>
    </style:style>
    <style:style style:name="P7" style:family="paragraph" style:parent-style-name="Standard" style:list-style-name="L1" style:master-page-name="Standard">
      <style:paragraph-properties style:page-number="auto"/>
      <style:text-properties officeooo:rsid="0038f798" officeooo:paragraph-rsid="0038f798"/>
    </style:style>
    <style:style style:name="P8" style:family="paragraph" style:parent-style-name="Standard">
      <style:text-properties officeooo:rsid="0038c654" officeooo:paragraph-rsid="0038c654"/>
    </style:style>
    <style:style style:name="P9" style:family="paragraph" style:parent-style-name="Standard">
      <style:text-properties officeooo:rsid="0038c654" officeooo:paragraph-rsid="0038d191"/>
    </style:style>
    <style:style style:name="P10" style:family="paragraph" style:parent-style-name="Standard">
      <style:text-properties officeooo:rsid="003a5bce" officeooo:paragraph-rsid="003a5bce"/>
    </style:style>
    <style:style style:name="P11" style:family="paragraph" style:parent-style-name="Standard">
      <style:text-properties officeooo:rsid="003a5bce" officeooo:paragraph-rsid="003e3a50"/>
    </style:style>
    <style:style style:name="P12" style:family="paragraph" style:parent-style-name="Standard">
      <style:text-properties officeooo:rsid="003a5bce" officeooo:paragraph-rsid="003f5ec2"/>
    </style:style>
    <style:style style:name="P13" style:family="paragraph" style:parent-style-name="Standard">
      <style:text-properties officeooo:rsid="003b65a2" officeooo:paragraph-rsid="003b65a2"/>
    </style:style>
    <style:style style:name="P14" style:family="paragraph" style:parent-style-name="Standard">
      <style:text-properties officeooo:rsid="003b65a2" officeooo:paragraph-rsid="003f5ec2"/>
    </style:style>
    <style:style style:name="P15" style:family="paragraph" style:parent-style-name="Standard">
      <style:text-properties officeooo:rsid="003bd1c6" officeooo:paragraph-rsid="003bd1c6"/>
    </style:style>
    <style:style style:name="P16" style:family="paragraph" style:parent-style-name="Standard">
      <style:text-properties officeooo:rsid="003bd1c6" officeooo:paragraph-rsid="003f5ec2"/>
    </style:style>
    <style:style style:name="P17" style:family="paragraph" style:parent-style-name="Standard">
      <style:text-properties officeooo:rsid="003cf5f7" officeooo:paragraph-rsid="003cf5f7"/>
    </style:style>
    <style:style style:name="P18" style:family="paragraph" style:parent-style-name="Standard">
      <style:text-properties officeooo:rsid="003cf5f7" officeooo:paragraph-rsid="003f5ec2"/>
    </style:style>
    <style:style style:name="T1" style:family="text">
      <style:text-properties officeooo:rsid="0038d191"/>
    </style:style>
    <style:style style:name="T2" style:family="text">
      <style:text-properties officeooo:rsid="0038f798"/>
    </style:style>
    <style:style style:name="T3" style:family="text">
      <style:text-properties officeooo:rsid="003a5bce"/>
    </style:style>
    <style:style style:name="T4" style:family="text">
      <style:text-properties officeooo:rsid="003b65a2"/>
    </style:style>
    <style:style style:name="T5" style:family="text">
      <style:text-properties officeooo:rsid="003bd1c6"/>
    </style:style>
    <style:style style:name="T6" style:family="text">
      <style:text-properties officeooo:rsid="003e3a50"/>
    </style:style>
    <style:style style:name="T7" style:family="text">
      <style:text-properties officeooo:rsid="003f5e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28250095" text:style-name="L1">
        <text:list-header>
          <text:p text:style-name="P7">ТЗ на разработку сайта-магазина. Минимальный рабочий прототип. <text:line-break/>Задачи:</text:p>
        </text:list-header>
        <text:list-item>
          <text:p text:style-name="P6"><text:s/>Общение между сайтом и сервером идет через API. API подчинено принципам REST.</text:p>
        </text:list-item>
        <text:list-item>
          <text:p text:style-name="P6"><text:s/>Пользователь на сайте имеет возможность:</text:p>
          <text:p text:style-name="P6">а. Зарегистрироваться, просмотреть свою страницу и удалить свой аккаунт.</text:p>
          <text:p text:style-name="P6">б. Просмотреть список товаров, загруженный сайтом из БД сервера. Просмотреть отдельную страницу товара. </text:p>
          <text:p text:style-name="P6">в. Положить товар в корзину, указав количество. <text:s/>Удалить товар из корзины. Доступ к корзине возможен только авторизованному пользователю и только к своей.</text:p>
        </text:list-item>
        <text:list-item>
          <text:p text:style-name="P6">Администратор на сайте имеет возможность:</text:p>
          <text:p text:style-name="P6">а. Просматривать, изменять и удалять пользователей, товары и корзины через отдельную страницу администратора, доступ к которой для пользователя воспрещен. </text:p>
        </text:list-item>
        <text:list-item>
          <text:p text:style-name="P6">Серверная часть написана на python+Flask, клиентская — JS+Vue. </text:p>
        </text:list-item>
      </text:list>
      <text:p text:style-name="P3"/>
      <text:p text:style-name="P3"><text:span text:style-name="T2">Т</text:span>аблицы <text:span text:style-name="T2">в базе данных </text:span></text:p>
      <text:p text:style-name="P3"/>
      <text:p text:style-name="P1">Пользователь</text:p>
      <text:p text:style-name="P1">id</text:p>
      <text:p text:style-name="P1">Логин</text:p>
      <text:p text:style-name="P1">Пароль</text:p>
      <text:p text:style-name="P1">Почта</text:p>
      <text:p text:style-name="P1">cart_id — <text:span text:style-name="T2">ссылка на корзину</text:span></text:p>
      <text:p text:style-name="P3">is_admin — <text:span text:style-name="T2">админ или нет</text:span></text:p>
      <text:p text:style-name="P1"/>
      <text:p text:style-name="P1">Товар</text:p>
      <text:p text:style-name="P1">id</text:p>
      <text:p text:style-name="P1">Название</text:p>
      <text:p text:style-name="P1">Описание</text:p>
      <text:p text:style-name="P1">Цена</text:p>
      <text:p text:style-name="P1">Остаток на складе</text:p>
      <text:p text:style-name="P1"/>
      <text:p text:style-name="P1">Корзина</text:p>
      <text:p text:style-name="P3">id </text:p>
      <text:p text:style-name="P3">good_id</text:p>
      <text:p text:style-name="P3">user_id</text:p>
      <text:p text:style-name="P3">quantity</text:p>
      <text:p text:style-name="P3"/>
      <text:p text:style-name="P3">Endpoints — <text:span text:style-name="T3">адреса, на которые отвечает бэкенд сайта. Указаны методы запроса и реакция на них.</text:span></text:p>
      <text:p text:style-name="P3"/>
      <text:p text:style-name="P3">/api/user</text:p>
      <text:p text:style-name="P3">GET — выдает <text:span text:style-name="T6">пользователю-админу список пользователей</text:span> или ошибку авторизации. </text:p>
      <text:p text:style-name="P13">Успех:</text:p>
      <text:p text:style-name="P11">200:{«<text:span text:style-name="T6">users»:[</text:span></text:p>
      <text:p text:style-name="P11"><text:span text:style-name="T6"><text:s text:c="8"/>{</text:span>«id»: 1,</text:p>
      <text:p text:style-name="P10"><text:s text:c="10"/>«login»: «vavasya»,</text:p>
      <text:p text:style-name="P10"><text:s text:c="10"/>«email»: «<text:a xlink:type="simple" xlink:href="mailto:vasya@mail.com" text:style-name="Internet_20_link" text:visited-style-name="Visited_20_Internet_20_Link">vasya@mail.com</text:a>»,</text:p>
      <text:p text:style-name="P11"><text:s text:c="10"/>«<text:span text:style-name="T4">is_admin</text:span>»: <text:span text:style-name="T4">false</text:span><text:span text:style-name="T6">},</text:span></text:p>
      <text:p text:style-name="P11"><text:span text:style-name="T6"><text:s text:c="8"/>{</text:span>«id»: <text:span text:style-name="T6">2</text:span>,</text:p>
      <text:p text:style-name="P11"><text:s text:c="10"/>«login»: «<text:span text:style-name="T6">olyalya</text:span>»,</text:p>
      <text:p text:style-name="P11"><text:s text:c="10"/>«email»: «<text:span text:style-name="T6">olga</text:span><text:a xlink:type="simple" xlink:href="mailto:vasya@mail.com" text:style-name="Internet_20_link" text:visited-style-name="Visited_20_Internet_20_Link">@mail.com</text:a>»,</text:p>
      <text:p text:style-name="P11"><text:s text:c="10"/>«<text:span text:style-name="T4">is_admin</text:span>»: <text:span text:style-name="T4">false</text:span><text:span text:style-name="T6">},</text:span></text:p>
      <text:p text:style-name="P11"><text:span text:style-name="T6"><text:tab/>...]</text:span>}</text:p>
      <text:p text:style-name="P15">Ошибка:</text:p>
      <text:p text:style-name="P15">401: {«error»: «You’re not authorized»}</text:p>
      <text:p text:style-name="P15"><text:soft-page-break/>403: {«error»: «You’re forbidden to view other users»}</text:p>
      <text:p text:style-name="P15">404: {«error»: «User not found»}</text:p>
      <text:p text:style-name="P15"/>
      <text:p text:style-name="P3">POST — создать аккаунт пользователя. Ожидает поля сообщения:</text:p>
      <text:p text:style-name="P3">Логин</text:p>
      <text:p text:style-name="P3">Почта</text:p>
      <text:p text:style-name="P3">Пароль</text:p>
      <text:p text:style-name="P3">Подтверждение пароля</text:p>
      <text:p text:style-name="P17">Запрос:</text:p>
      <text:p text:style-name="P17">{«login»: «ppetya»,</text:p>
      <text:p text:style-name="P17"><text:s text:c="2"/>«email»: «<text:a xlink:type="simple" xlink:href="mailto:petr.p@mail.com" text:style-name="Internet_20_link" text:visited-style-name="Visited_20_Internet_20_Link">petr.p@mail.com</text:a>»,</text:p>
      <text:p text:style-name="P17"><text:s text:c="2"/>«password»: «qwerty»,</text:p>
      <text:p text:style-name="P17"><text:s text:c="2"/>«pass_confirm»: «qwerty»}</text:p>
      <text:p text:style-name="P17">Ответ:</text:p>
      <text:p text:style-name="P17">200: {«message»: «User have registered»}</text:p>
      <text:p text:style-name="P17">400: <text:span text:style-name="T5">{«error»: «</text:span>Login already used<text:span text:style-name="T5">»}</text:span></text:p>
      <text:p text:style-name="P17">400: <text:span text:style-name="T5">{«error»: «</text:span>Email already used<text:span text:style-name="T5">»}</text:span></text:p>
      <text:p text:style-name="P17">400: <text:span text:style-name="T5">{«error»: «</text:span>Password not confirmed<text:span text:style-name="T5">»}</text:span></text:p>
      <text:p text:style-name="P3"/>
      <text:p text:style-name="P3"/>
      <text:p text:style-name="P3">/api/user/id</text:p>
      <text:p text:style-name="P3">GET — страница пользователя. <text:span text:style-name="T3">Авторизованному — только своя, админу — любая. Неавторизованному недоступна.</text:span></text:p>
      <text:p text:style-name="P14">Успех:</text:p>
      <text:p text:style-name="P12">200:<text:span text:style-name="T6">{</text:span>«id»: 1,</text:p>
      <text:p text:style-name="P12"><text:s text:c="10"/>«login»: «vavasya»,</text:p>
      <text:p text:style-name="P12"><text:s text:c="10"/>«email»: «<text:a xlink:type="simple" xlink:href="mailto:vasya@mail.com" text:style-name="Internet_20_link" text:visited-style-name="Visited_20_Internet_20_Link">vasya@mail.com</text:a>»,</text:p>
      <text:p text:style-name="P12"><text:s text:c="10"/>«<text:span text:style-name="T4">is_admin</text:span>»: <text:span text:style-name="T4">false</text:span><text:span text:style-name="T6">}</text:span></text:p>
      <text:p text:style-name="P16">Ошибка:</text:p>
      <text:p text:style-name="P16">401: {«error»: «You’re not authorized»}</text:p>
      <text:p text:style-name="P16">403: {«error»: «You’re forbidden to view other users»}</text:p>
      <text:p text:style-name="P16">404: {«error»: «User not found»}</text:p>
      <text:p text:style-name="P3"/>
      <text:p text:style-name="P3"/>
      <text:p text:style-name="P4">PUT — изменить аккаунт. Только авторизованному или админу. Ожидает поля сообщения:</text:p>
      <text:p text:style-name="P4">Логин</text:p>
      <text:p text:style-name="P4">Почта</text:p>
      <text:p text:style-name="P4">Пароль</text:p>
      <text:p text:style-name="P18">Запрос:</text:p>
      <text:p text:style-name="P18">{«login»: «ppetya»,</text:p>
      <text:p text:style-name="P18"><text:s text:c="2"/>«email»: «<text:a xlink:type="simple" xlink:href="mailto:petr.p@mail.com" text:style-name="Internet_20_link" text:visited-style-name="Visited_20_Internet_20_Link">petr.p@mail.com</text:a>»,</text:p>
      <text:p text:style-name="P18"><text:s text:c="2"/>«password»: «qwerty»}</text:p>
      <text:p text:style-name="P18">Ответ:</text:p>
      <text:p text:style-name="P18">200: {«message»: «User <text:span text:style-name="T7">data </text:span>have <text:span text:style-name="T7">been</text:span> <text:span text:style-name="T7">updated</text:span>»}</text:p>
      <text:p text:style-name="P18">400: <text:span text:style-name="T5">{«error»: «</text:span>Login already used<text:span text:style-name="T5">»}</text:span></text:p>
      <text:p text:style-name="P18">400: <text:span text:style-name="T5">{«error»: «</text:span>Email already used<text:span text:style-name="T5">»}</text:span></text:p>
      <text:p text:style-name="P18"/>
      <text:p text:style-name="P4">DELETE — удалить аккаунт. Авторизованному только свой. </text:p>
      <text:p text:style-name="P3"/>
      <text:p text:style-name="P3">/api/good</text:p>
      <text:p text:style-name="P3">GET — список товаров. Доступен всем. </text:p>
      <text:p text:style-name="P3">POST — добавление товара. Доступно только админу.<text:line-break/></text:p>
      <text:p text:style-name="P3">/<text:span text:style-name="T1">api/good/id</text:span></text:p>
      <text:p text:style-name="P4"><text:soft-page-break/>GET — страница <text:span text:style-name="T1">товара</text:span></text:p>
      <text:p text:style-name="P4">PUT — изменить <text:span text:style-name="T1">товар</text:span>. Только админу. Ожидает поля сообщения:</text:p>
      <text:p text:style-name="P2">Название</text:p>
      <text:p text:style-name="P2">Описание</text:p>
      <text:p text:style-name="P2">Цена</text:p>
      <text:p text:style-name="P2">Остаток на складе</text:p>
      <text:p text:style-name="P4">DELETE — удалить <text:span text:style-name="T1">товар</text:span>. А<text:span text:style-name="T1">дмину</text:span>. </text:p>
      <text:p text:style-name="P4"/>
      <text:p text:style-name="P4">/<text:span text:style-name="T1">api/cart</text:span></text:p>
      <text:p text:style-name="P4">GET — список товаров. Доступен <text:span text:style-name="T1">авторизованному, получает свой</text:span>. </text:p>
      <text:p text:style-name="P4">POST — добавление товара <text:span text:style-name="T1">в корзину</text:span>. Доступно <text:span text:style-name="T1">авторизованному</text:span>. <text:span text:style-name="T1">Ожидает поля:</text:span></text:p>
      <text:p text:style-name="P4">good_id</text:p>
      <text:p text:style-name="P4">quantity</text:p>
      <text:p text:style-name="P4"/>
      <text:p text:style-name="P4"/>
      <text:p text:style-name="P4">/<text:span text:style-name="T1">api/cart/id</text:span></text:p>
      <text:p text:style-name="P4">GET — страница <text:span text:style-name="T1">товара</text:span></text:p>
      <text:p text:style-name="P4">PUT — изменить <text:span text:style-name="T1">товар в корзине</text:span>. Только <text:span text:style-name="T1">авторизованному и админу</text:span>. Ожидает поля сообщения:</text:p>
      <text:p text:style-name="P4">good_id</text:p>
      <text:p text:style-name="P4">quantity</text:p>
      <text:p text:style-name="P2"/>
      <text:p text:style-name="P4">DELETE — удалить <text:span text:style-name="T1">товар из корзины</text:span>. Только <text:span text:style-name="T1">авторизованному и админу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2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, 'Times New Roman'" style:font-pitch-complex="variable"/>
    </style:style>
    <style:style style:name="Caption" style:family="paragraph" style:parent-style-name="Heading" style:next-style-name="Text_20_body" style:class="extra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Real-основ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499cm" style:auto-text-indent="false"/>
    </style:style>
    <style:style style:name="Real-рисунок" style:family="paragraph" style:parent-style-name="Real-основной">
      <style:paragraph-properties fo:margin-left="0cm" fo:margin-right="0cm" fo:margin-top="0.3cm" fo:margin-bottom="0.3cm" style:contextual-spacing="true" fo:text-align="center" style:justify-single-word="false" fo:text-indent="0cm" style:auto-text-indent="false"/>
    </style:style>
    <style:style style:name="Real-список" style:family="paragraph" style:parent-style-name="Real-основной">
      <style:paragraph-properties fo:margin-left="2cm" fo:margin-right="0cm" fo:margin-top="0.212cm" fo:margin-bottom="0.212cm" style:contextual-spacing="true" fo:text-indent="0cm" style:auto-text-indent="false"/>
    </style:style>
    <style:style style:name="Real-заголовок1" style:family="paragraph" style:parent-style-name="Real-основной" style:master-page-name="">
      <loext:graphic-properties draw:fill-image-width="0cm" draw:fill-image-height="0cm"/>
      <style:paragraph-properties fo:margin-left="1cm" fo:margin-right="0cm" fo:margin-top="1cm" fo:margin-bottom="0.3cm" style:contextual-spacing="true" fo:text-indent="0cm" style:auto-text-indent="false" style:page-number="auto" fo:keep-with-next="always"/>
      <style:text-properties style:use-window-font-color="true" loext:opacity="0%" fo:font-size="20pt" fo:font-weight="bold" fo:background-color="transparent" style:font-size-asian="20pt" style:font-weight-asian="bold"/>
    </style:style>
    <style:style style:name="Real-определение" style:family="paragraph" style:parent-style-name="Real-основной" style:master-page-name="">
      <style:paragraph-properties fo:margin-left="2cm" fo:margin-right="2cm" fo:margin-top="0.3cm" fo:margin-bottom="0.3cm" style:contextual-spacing="true" fo:text-indent="0cm" style:auto-text-indent="false" style:page-number="auto" style:border-line-width="0.004cm 0.004cm 0.004cm" fo:padding="0.282cm" fo:border="0.31pt double #3399ff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Real-KTurtle" style:family="paragraph" style:parent-style-name="Real-основной">
      <style:paragraph-properties fo:margin-left="2cm" fo:margin-right="0cm" fo:margin-top="0.423cm" fo:margin-bottom="0.423cm" style:contextual-spacing="true" fo:text-indent="0cm" style:auto-text-indent="false"/>
      <style:text-properties fo:color="#000080" loext:opacity="100%" style:font-name="Monospace" fo:font-family="Monospace" style:font-style-name="Обычный" style:font-pitch="fixed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al-таблица" style:family="paragraph" style:parent-style-name="Real-основной">
      <style:paragraph-properties fo:margin-left="0cm" fo:margin-right="0cm" fo:line-height="100%" fo:text-align="center" style:justify-single-word="false" fo:text-indent="0cm" style:auto-text-indent="false"/>
    </style:style>
    <style:style style:name="Real-заголовок2" style:family="paragraph" style:parent-style-name="Real-основной">
      <style:paragraph-properties fo:margin-left="1.499cm" fo:margin-right="0cm" fo:text-indent="0cm" style:auto-text-indent="false"/>
      <style:text-properties fo:font-size="16pt" fo:font-weight="bold"/>
    </style:style>
    <style:style style:name="Real-заголовок3" style:family="paragraph" style:parent-style-name="Real-основной">
      <style:text-properties fo:font-size="12pt" fo:font-weight="bold"/>
    </style:style>
    <style:style style:name="Real-код" style:family="paragraph" style:parent-style-name="Real-основной" style:master-page-name="">
      <loext:graphic-properties draw:fill-image-width="0cm" draw:fill-image-height="0cm"/>
      <style:paragraph-properties fo:margin-left="2cm" fo:margin-right="0cm" fo:margin-top="0.499cm" fo:margin-bottom="0.499cm" style:contextual-spacing="true" fo:text-align="start" style:justify-single-word="false" fo:text-indent="0cm" style:auto-text-indent="false" style:page-number="auto"/>
      <style:text-properties style:use-window-font-color="true" loext:opacity="0%" style:font-name="FreeMono" fo:font-family="FreeMono" style:font-style-name="Обычный" style:font-family-generic="modern" style:font-pitch="fixed" fo:font-size="12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/>
    </style:style>
    <style:style style:name="Яосновной_20_Знак" style:display-name="Яосновной Знак" style:family="text" style:parent-style-name="Основной_20_текст_20_Знак"/>
    <style:style style:name="Якод_20_Знак" style:display-name="Якод Знак" style:family="text" style:parent-style-name="Яосновной_20_Знак">
      <style:text-properties fo:color="#000080" loext:opacity="100%" style:font-name="Liberation Sans" fo:font-family="'Liberation Sans'" style:font-family-generic="swiss" style:font-pitch="variable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keyword0_5f_pascal" style:display-name="keyword0_pascal" style:family="text">
      <style:text-properties fo:color="#000000" loext:opacity="100%" fo:font-style="normal" fo:font-weight="bold"/>
    </style:style>
    <style:style style:name="keyword2_5f_pascal" style:display-name="keyword2_pascal" style:family="text">
      <style:text-properties fo:color="#000066" loext:opacity="100%" fo:font-style="normal" fo:font-weight="normal"/>
    </style:style>
    <style:style style:name="string_5f_pascal" style:display-name="string_pascal" style:family="text">
      <style:text-properties fo:color="#ff0000" loext:opacity="100%" fo:font-style="normal" fo:font-weight="normal"/>
    </style:style>
    <style:style style:name="number_5f_pascal" style:display-name="number_pascal" style:family="text">
      <style:text-properties fo:color="#cc66cc" loext:opacity="100%" fo:font-style="normal" fo:font-weight="normal"/>
    </style:style>
    <style:style style:name="symbol0_5f_pascal" style:display-name="symbol0_pascal" style:family="text">
      <style:text-properties fo:color="#339933" loext:opacity="100%" fo:font-style="normal" fo:font-weight="normal"/>
    </style:style>
    <style:style style:name="keyword0_5f_html4strict" style:display-name="keyword0_html4strict" style:family="text">
      <style:text-properties fo:color="#000000" loext:opacity="100%" fo:font-style="normal" fo:font-weight="bold"/>
    </style:style>
    <style:style style:name="keyword1_5f_html4strict" style:display-name="keyword1_html4strict" style:family="text">
      <style:text-properties fo:color="#000066" loext:opacity="100%" fo:font-style="normal" fo:font-weight="normal"/>
    </style:style>
    <style:style style:name="symbol0_5f_html4strict" style:display-name="symbol0_html4strict" style:family="text">
      <style:text-properties fo:color="#66cc66" loext:opacity="100%" fo:font-style="normal" fo:font-weight="normal"/>
    </style:style>
    <style:style style:name="string_5f_html4strict" style:display-name="string_html4strict" style:family="text">
      <style:text-properties fo:color="#ff0000" loext:opacity="100%" fo:font-style="normal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7:22:24.106167166</meta:creation-date>
    <meta:editing-cycles>7</meta:editing-cycles>
    <meta:editing-duration>PT1H23M1S</meta:editing-duration>
    <meta:generator>LibreOffice/7.3.7.2$Linux_X86_64 LibreOffice_project/30$Build-2</meta:generator>
    <dc:date>2023-05-02T17:06:34.957326327</dc:date>
    <meta:document-statistic meta:table-count="0" meta:image-count="0" meta:object-count="0" meta:page-count="3" meta:paragraph-count="107" meta:word-count="400" meta:character-count="3226" meta:non-whitespace-character-count="2783"/>
    <meta:template xlink:type="simple" xlink:actuate="onRequest" xlink:title="Real-IT_Стандарт" xlink:href="../../../../../.config/libreoffice/4/user/template/Real-IT_Стандарт.ott" meta:date="2023-04-23T17:22:23.305554926"/>
  </office:meta>
</office:document-meta>
</file>